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88">
            <text:p>188</text:p>
          </table:table-cell>
          <table:table-cell office:value-type="string">
            <text:p>A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10/AP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1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1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1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1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A1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A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BA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16,BA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AS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B0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B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B2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B3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B4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B5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B6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CB7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K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K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K1,RFU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K1,RFU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K2,RFU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K2,RFU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KE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KE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M0,DQS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M1,DQS1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DM2,DQS1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M3,DQS1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DM4,DQS1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DM5,DQS1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DM6,DQS1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DM7,DQS1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M8,DQS1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Q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Q1306.01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Q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Q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Q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Q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Q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Q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Q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Q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Q1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Q1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Q1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Q1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DQ1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DQ1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Q1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Q1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Q1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Q1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DQ2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Q2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DQ2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Q2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Q2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Q2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Q2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Q2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DQ2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DQ2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DQ3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DQ3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Q3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Q3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Q3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Q3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DQ3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Q3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DQ3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Q3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Q4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Q4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DQ4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DQ4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DQ4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DQ4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Q4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DQ4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Q4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Q4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Q5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Q5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DQ5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DQ5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DQ5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DQ5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Q5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Q5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Q5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Q59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DQ6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DQ6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DQ6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DQ6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QS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QS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QS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QS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QS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QS2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QS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QS3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QS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QS4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DQS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DQS5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QS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QS6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QS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DQS7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QS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QS8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C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C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C,DQS10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C,DQS1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C,DQS12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C,DQS13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C,DQS14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NC,DQS15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C,DQS16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NC,DQS17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C,DQS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C,TEST3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ODT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DT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RAS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C0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SET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0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1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A0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A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CL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A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DDQ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VDDSPD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REF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E</text:p>
          </table:table-cell>
          <table:table-cell office:value-type="string">
            <text:p>*</text:p>
          </table:table-cell>
          <table:table-cell table:number-columns-repeated="5"/>
        </table:table-row>
        <table:table-row table:style-name="ro1">
          <table:table-cell office:value-type="string">
            <text:p>KEY</text:p>
          </table:table-cell>
          <table:table-cell table:number-columns-repeated="7"/>
        </table:table-row>
      </table:table>
      <table:database-ranges>
        <table:database-range table:target-range-address="Sheet1_2.A1:Sheet1_2.B655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2007/07/30</text:date>, <text:time>16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Francois Kapp</meta:initial-creator>
    <meta:creation-date>2007-07-30T15:16:54</meta:creation-date>
    <dc:creator>Francois Kapp</dc:creator>
    <dc:date>2007-07-30T16:10:08</dc:date>
    <dc:language>en-ZA</dc:language>
    <meta:editing-cycles>4</meta:editing-cycles>
    <meta:editing-duration>PT53M15S</meta:editing-duration>
    <meta:user-defined meta:name="Info 1"/>
    <meta:user-defined meta:name="Info 2"/>
    <meta:user-defined meta:name="Info 3"/>
    <meta:user-defined meta:name="Info 4"/>
    <meta:document-statistic meta:table-count="1" meta:cell-count="609"/>
  </office:meta>
</office:document-meta>
</file>